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001cm" draw:fill-color="#ecece7"/>
    </style:style>
    <style:style style:name="gr2" style:family="graphic" style:parent-style-name="standard">
      <style:graphic-properties svg:stroke-width="0.001cm" svg:stroke-color="#a5a585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draw:stroke="none" svg:stroke-width="0.001cm" draw:fill-color="#c9c9b6"/>
    </style:style>
    <style:style style:name="gr4" style:family="graphic" style:parent-style-name="standard">
      <style:graphic-properties draw:stroke="none" svg:stroke-width="0.001cm" draw:fill-color="#dbdbce"/>
    </style:style>
    <style:style style:name="gr5" style:family="graphic" style:parent-style-name="standard">
      <style:graphic-properties svg:stroke-width="0.001cm" svg:stroke-color="#000000" draw:fill="none" draw:fill-color="#ffffff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1.377cm" svg:y="-5cm"/>
          <draw:glue-point draw:id="5" svg:x="2.783cm" svg:y="-5cm"/>
          <draw:glue-point draw:id="6" svg:x="0.704cm" svg:y="-5cm"/>
          <draw:glue-point draw:id="7" svg:x="-5cm" svg:y="5cm"/>
          <draw:glue-point draw:id="8" svg:x="3.594cm" svg:y="5cm"/>
          <draw:glue-point draw:id="9" svg:x="-0.704cm" svg:y="5cm"/>
          <draw:glue-point draw:id="10" svg:x="-2.785cm" svg:y="5cm"/>
          <draw:glue-point draw:id="11" svg:x="0.403cm" svg:y="5cm"/>
          <draw:glue-point draw:id="12" svg:x="1.377cm" svg:y="5cm"/>
          <draw:glue-point draw:id="13" svg:x="-1.785cm" svg:y="5cm"/>
          <draw:glue-point draw:id="14" svg:x="-5cm" svg:y="0.842cm"/>
          <draw:glue-point draw:id="15" svg:x="-5cm" svg:y="2.921cm"/>
          <draw:glue-point draw:id="16" svg:x="5cm" svg:y="-3.51cm"/>
          <draw:glue-point draw:id="17" svg:x="5cm" svg:y="4.034cm"/>
          <draw:glue-point draw:id="18" svg:x="5cm" svg:y="0.262cm"/>
          <draw:glue-point draw:id="19" svg:x="0.147cm" svg:y="1.637cm"/>
          <draw:polygon draw:style-name="gr1" draw:layer="layout" svg:width="0.463cm" svg:height="0.184cm" svg:x="0cm" svg:y="0.991cm" svg:viewBox="0 0 464 185" draw:points="184,0 0,185 280,185 464,0">
            <text:p/>
          </draw:polygon>
          <draw:path draw:style-name="gr2" draw:layer="layout" svg:width="0.456cm" svg:height="0.184cm" svg:x="0.007cm" svg:y="0.991cm" svg:viewBox="0 0 457 185" svg:d="m177 0-177 178zm0 7h273l184-185h-280zm0 0z">
            <text:p/>
          </draw:path>
          <draw:polygon draw:style-name="gr3" draw:layer="layout" svg:width="0.183cm" svg:height="1.693cm" svg:x="0.831cm" svg:y="0.008cm" svg:viewBox="0 0 184 1694" draw:points="0,184 184,0 184,1492 0,1694">
            <text:p/>
          </draw:polygon>
          <draw:polygon draw:style-name="gr2" draw:layer="layout" svg:width="0.183cm" svg:height="1.693cm" svg:x="0.831cm" svg:y="0.008cm" svg:viewBox="0 0 184 1694" draw:points="0,184 184,0 184,1492 0,1694">
            <text:p/>
          </draw:polygon>
          <draw:polygon draw:style-name="gr1" draw:layer="layout" svg:width="0.463cm" svg:height="0.185cm" svg:x="0.831cm" svg:y="0.298cm" svg:viewBox="0 0 464 186" draw:points="174,0 0,186 289,186 464,0">
            <text:p/>
          </draw:polygon>
          <draw:polygon draw:style-name="gr2" draw:layer="layout" svg:width="0.463cm" svg:height="0.185cm" svg:x="0.831cm" svg:y="0.298cm" svg:viewBox="0 0 464 186" draw:points="174,0 0,186 289,186 464,0">
            <text:p/>
          </draw:polygon>
          <draw:polygon draw:style-name="gr3" draw:layer="layout" svg:width="0.183cm" svg:height="1.702cm" svg:x="1.119cm" svg:y="0.298cm" svg:viewBox="0 0 184 1703" draw:points="0,184 184,0 184,1509 0,1703">
            <text:p/>
          </draw:polygon>
          <draw:polygon draw:style-name="gr2" draw:layer="layout" svg:width="0.183cm" svg:height="1.702cm" svg:x="1.119cm" svg:y="0.298cm" svg:viewBox="0 0 184 1703" draw:points="0,184 184,0 184,1509 0,1703">
            <text:p/>
          </draw:polygon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1" draw:layer="layout" svg:width="0.725cm" svg:height="0.184cm" svg:x="0.288cm" svg:y="0cm" svg:viewBox="0 0 726 185" draw:points="183,0 0,185 542,185 726,0">
            <text:p/>
          </draw:polygon>
          <draw:polygon draw:style-name="gr2" draw:layer="layout" svg:width="0.725cm" svg:height="0.184cm" svg:x="0.288cm" svg:y="0cm" svg:viewBox="0 0 726 185" draw:points="183,0 0,185 542,185 726,0">
            <text:p/>
          </draw:polygon>
          <draw:polygon draw:style-name="gr4" draw:layer="layout" svg:width="1.119cm" svg:height="1.816cm" svg:x="0cm" svg:y="0.184cm" svg:viewBox="0 0 1120 1817" draw:points="0,1817 0,991 288,991 288,0 831,0 831,298 1120,298 1120,1817">
            <text:p/>
          </draw:polygon>
          <draw:path draw:style-name="gr2" draw:layer="layout" svg:width="1.112cm" svg:height="1.816cm" svg:x="0.007cm" svg:y="0.184cm" svg:viewBox="0 0 1113 1817" svg:d="m0 991h281v-991h543v298h289v1519h-1113zm0-826z">
            <text:p/>
          </draw:path>
          <draw:line draw:style-name="gr5" draw:layer="layout" svg:x1="0.288cm" svg:y1="1.992cm" svg:x2="0.288cm" svg:y2="1.193cm">
            <text:p/>
          </draw:line>
          <draw:line draw:style-name="gr5" draw:layer="layout" svg:x1="0.831cm" svg:y1="1.992cm" svg:x2="0.831cm" svg:y2="0.491cm">
            <text:p/>
          </draw:line>
          <draw:polygon draw:style-name="gr1" draw:layer="layout" svg:width="0.096cm" svg:height="0.105cm" svg:x="0.323cm" svg:y="0.307cm" svg:viewBox="0 0 97 106" draw:points="0,0 97,0 97,106 0,106">
            <text:p/>
          </draw:polygon>
          <draw:polygon draw:style-name="gr2" draw:layer="layout" svg:width="0.096cm" svg:height="0.105cm" svg:x="0.323cm" svg:y="0.307cm" svg:viewBox="0 0 97 106" draw:points="0,0 97,0 97,106 0,106">
            <text:p/>
          </draw:polygon>
          <draw:polygon draw:style-name="gr1" draw:layer="layout" svg:width="0.088cm" svg:height="0.105cm" svg:x="0.454cm" svg:y="0.307cm" svg:viewBox="0 0 89 106" draw:points="0,0 89,0 89,106 0,106">
            <text:p/>
          </draw:polygon>
          <draw:polygon draw:style-name="gr2" draw:layer="layout" svg:width="0.088cm" svg:height="0.105cm" svg:x="0.454cm" svg:y="0.307cm" svg:viewBox="0 0 89 106" draw:points="0,0 89,0 89,106 0,106">
            <text:p/>
          </draw:polygon>
          <draw:polygon draw:style-name="gr1" draw:layer="layout" svg:width="0.096cm" svg:height="0.105cm" svg:x="0.577cm" svg:y="0.307cm" svg:viewBox="0 0 97 106" draw:points="0,0 97,0 97,106 0,106">
            <text:p/>
          </draw:polygon>
          <draw:polygon draw:style-name="gr2" draw:layer="layout" svg:width="0.095cm" svg:height="0.105cm" svg:x="0.577cm" svg:y="0.307cm" svg:viewBox="0 0 96 106" draw:points="0,0 96,0 96,106 0,106">
            <text:p/>
          </draw:polygon>
          <draw:polygon draw:style-name="gr1" draw:layer="layout" svg:width="0.087cm" svg:height="0.105cm" svg:x="0.708cm" svg:y="0.307cm" svg:viewBox="0 0 88 106" draw:points="0,0 88,0 88,106 0,106">
            <text:p/>
          </draw:polygon>
          <draw:polygon draw:style-name="gr2" draw:layer="layout" svg:width="0.087cm" svg:height="0.105cm" svg:x="0.708cm" svg:y="0.307cm" svg:viewBox="0 0 88 106" draw:points="0,0 88,0 88,106 0,106">
            <text:p/>
          </draw:polygon>
          <draw:polygon draw:style-name="gr1" draw:layer="layout" svg:width="0.096cm" svg:height="0.106cm" svg:x="0.323cm" svg:y="0.465cm" svg:viewBox="0 0 97 107" draw:points="0,0 97,0 97,107 0,107">
            <text:p/>
          </draw:polygon>
          <draw:polygon draw:style-name="gr2" draw:layer="layout" svg:width="0.096cm" svg:height="0.105cm" svg:x="0.323cm" svg:y="0.465cm" svg:viewBox="0 0 97 106" draw:points="0,0 97,0 97,106 0,106">
            <text:p/>
          </draw:polygon>
          <draw:polygon draw:style-name="gr1" draw:layer="layout" svg:width="0.088cm" svg:height="0.106cm" svg:x="0.454cm" svg:y="0.465cm" svg:viewBox="0 0 89 107" draw:points="0,0 89,0 89,107 0,107">
            <text:p/>
          </draw:polygon>
          <draw:polygon draw:style-name="gr2" draw:layer="layout" svg:width="0.088cm" svg:height="0.105cm" svg:x="0.454cm" svg:y="0.465cm" svg:viewBox="0 0 89 106" draw:points="0,0 89,0 89,106 0,106">
            <text:p/>
          </draw:polygon>
          <draw:polygon draw:style-name="gr1" draw:layer="layout" svg:width="0.096cm" svg:height="0.106cm" svg:x="0.577cm" svg:y="0.465cm" svg:viewBox="0 0 97 107" draw:points="0,0 97,0 97,107 0,107">
            <text:p/>
          </draw:polygon>
          <draw:polygon draw:style-name="gr2" draw:layer="layout" svg:width="0.095cm" svg:height="0.105cm" svg:x="0.577cm" svg:y="0.465cm" svg:viewBox="0 0 96 106" draw:points="0,0 96,0 96,106 0,106">
            <text:p/>
          </draw:polygon>
          <draw:polygon draw:style-name="gr1" draw:layer="layout" svg:width="0.087cm" svg:height="0.106cm" svg:x="0.708cm" svg:y="0.465cm" svg:viewBox="0 0 88 107" draw:points="0,0 88,0 88,107 0,107">
            <text:p/>
          </draw:polygon>
          <draw:polygon draw:style-name="gr2" draw:layer="layout" svg:width="0.087cm" svg:height="0.105cm" svg:x="0.708cm" svg:y="0.465cm" svg:viewBox="0 0 88 106" draw:points="0,0 88,0 88,106 0,106">
            <text:p/>
          </draw:polygon>
          <draw:polygon draw:style-name="gr1" draw:layer="layout" svg:width="0.096cm" svg:height="0.114cm" svg:x="0.323cm" svg:y="0.623cm" svg:viewBox="0 0 97 115" draw:points="0,0 97,0 97,115 0,115">
            <text:p/>
          </draw:polygon>
          <draw:polygon draw:style-name="gr2" draw:layer="layout" svg:width="0.096cm" svg:height="0.114cm" svg:x="0.323cm" svg:y="0.623cm" svg:viewBox="0 0 97 115" draw:points="0,0 97,0 97,115 0,115">
            <text:p/>
          </draw:polygon>
          <draw:polygon draw:style-name="gr1" draw:layer="layout" svg:width="0.088cm" svg:height="0.114cm" svg:x="0.454cm" svg:y="0.623cm" svg:viewBox="0 0 89 115" draw:points="0,0 89,0 89,115 0,115">
            <text:p/>
          </draw:polygon>
          <draw:polygon draw:style-name="gr2" draw:layer="layout" svg:width="0.088cm" svg:height="0.114cm" svg:x="0.454cm" svg:y="0.623cm" svg:viewBox="0 0 89 115" draw:points="0,0 89,0 89,115 0,115">
            <text:p/>
          </draw:polygon>
          <draw:polygon draw:style-name="gr1" draw:layer="layout" svg:width="0.096cm" svg:height="0.114cm" svg:x="0.577cm" svg:y="0.623cm" svg:viewBox="0 0 97 115" draw:points="0,0 97,0 97,115 0,115">
            <text:p/>
          </draw:polygon>
          <draw:polygon draw:style-name="gr2" draw:layer="layout" svg:width="0.095cm" svg:height="0.114cm" svg:x="0.577cm" svg:y="0.623cm" svg:viewBox="0 0 96 115" draw:points="0,0 96,0 96,115 0,115">
            <text:p/>
          </draw:polygon>
          <draw:polygon draw:style-name="gr1" draw:layer="layout" svg:width="0.087cm" svg:height="0.114cm" svg:x="0.708cm" svg:y="0.623cm" svg:viewBox="0 0 88 115" draw:points="0,0 88,0 88,115 0,115">
            <text:p/>
          </draw:polygon>
          <draw:polygon draw:style-name="gr2" draw:layer="layout" svg:width="0.087cm" svg:height="0.114cm" svg:x="0.708cm" svg:y="0.623cm" svg:viewBox="0 0 88 115" draw:points="0,0 88,0 88,115 0,115">
            <text:p/>
          </draw:polygon>
          <draw:polygon draw:style-name="gr1" draw:layer="layout" svg:width="0.096cm" svg:height="0.105cm" svg:x="0.323cm" svg:y="0.79cm" svg:viewBox="0 0 97 106" draw:points="0,0 97,0 97,106 0,106">
            <text:p/>
          </draw:polygon>
          <draw:polygon draw:style-name="gr2" draw:layer="layout" svg:width="0.096cm" svg:height="0.105cm" svg:x="0.323cm" svg:y="0.79cm" svg:viewBox="0 0 97 106" draw:points="0,0 97,0 97,106 0,106">
            <text:p/>
          </draw:polygon>
          <draw:polygon draw:style-name="gr1" draw:layer="layout" svg:width="0.088cm" svg:height="0.105cm" svg:x="0.454cm" svg:y="0.79cm" svg:viewBox="0 0 89 106" draw:points="0,0 89,0 89,106 0,106">
            <text:p/>
          </draw:polygon>
          <draw:polygon draw:style-name="gr2" draw:layer="layout" svg:width="0.088cm" svg:height="0.105cm" svg:x="0.454cm" svg:y="0.79cm" svg:viewBox="0 0 89 106" draw:points="0,0 89,0 89,106 0,106">
            <text:p/>
          </draw:polygon>
          <draw:polygon draw:style-name="gr1" draw:layer="layout" svg:width="0.096cm" svg:height="0.105cm" svg:x="0.577cm" svg:y="0.79cm" svg:viewBox="0 0 97 106" draw:points="0,0 97,0 97,106 0,106">
            <text:p/>
          </draw:polygon>
          <draw:polygon draw:style-name="gr2" draw:layer="layout" svg:width="0.095cm" svg:height="0.105cm" svg:x="0.577cm" svg:y="0.79cm" svg:viewBox="0 0 96 106" draw:points="0,0 96,0 96,106 0,106">
            <text:p/>
          </draw:polygon>
          <draw:polygon draw:style-name="gr1" draw:layer="layout" svg:width="0.087cm" svg:height="0.105cm" svg:x="0.708cm" svg:y="0.79cm" svg:viewBox="0 0 88 106" draw:points="0,0 88,0 88,106 0,106">
            <text:p/>
          </draw:polygon>
          <draw:polygon draw:style-name="gr2" draw:layer="layout" svg:width="0.087cm" svg:height="0.105cm" svg:x="0.708cm" svg:y="0.79cm" svg:viewBox="0 0 88 106" draw:points="0,0 88,0 88,106 0,106">
            <text:p/>
          </draw:polygon>
          <draw:polygon draw:style-name="gr1" draw:layer="layout" svg:width="0.096cm" svg:height="0.106cm" svg:x="0.323cm" svg:y="0.947cm" svg:viewBox="0 0 97 107" draw:points="0,0 97,0 97,107 0,107">
            <text:p/>
          </draw:polygon>
          <draw:polygon draw:style-name="gr2" draw:layer="layout" svg:width="0.096cm" svg:height="0.106cm" svg:x="0.323cm" svg:y="0.947cm" svg:viewBox="0 0 97 107" draw:points="0,0 97,0 97,107 0,107">
            <text:p/>
          </draw:polygon>
          <draw:polygon draw:style-name="gr1" draw:layer="layout" svg:width="0.088cm" svg:height="0.106cm" svg:x="0.454cm" svg:y="0.947cm" svg:viewBox="0 0 89 107" draw:points="0,0 89,0 89,107 0,107">
            <text:p/>
          </draw:polygon>
          <draw:polygon draw:style-name="gr2" draw:layer="layout" svg:width="0.088cm" svg:height="0.106cm" svg:x="0.454cm" svg:y="0.947cm" svg:viewBox="0 0 89 107" draw:points="0,0 89,0 89,107 0,107">
            <text:p/>
          </draw:polygon>
          <draw:polygon draw:style-name="gr1" draw:layer="layout" svg:width="0.096cm" svg:height="0.106cm" svg:x="0.577cm" svg:y="0.947cm" svg:viewBox="0 0 97 107" draw:points="0,0 97,0 97,107 0,107">
            <text:p/>
          </draw:polygon>
          <draw:polygon draw:style-name="gr2" draw:layer="layout" svg:width="0.095cm" svg:height="0.106cm" svg:x="0.577cm" svg:y="0.947cm" svg:viewBox="0 0 96 107" draw:points="0,0 96,0 96,107 0,107">
            <text:p/>
          </draw:polygon>
          <draw:polygon draw:style-name="gr1" draw:layer="layout" svg:width="0.087cm" svg:height="0.106cm" svg:x="0.708cm" svg:y="0.947cm" svg:viewBox="0 0 88 107" draw:points="0,0 88,0 88,107 0,107">
            <text:p/>
          </draw:polygon>
          <draw:polygon draw:style-name="gr2" draw:layer="layout" svg:width="0.087cm" svg:height="0.106cm" svg:x="0.708cm" svg:y="0.947cm" svg:viewBox="0 0 88 107" draw:points="0,0 88,0 88,107 0,107">
            <text:p/>
          </draw:polygon>
          <draw:polygon draw:style-name="gr1" draw:layer="layout" svg:width="0.096cm" svg:height="0.105cm" svg:x="0.323cm" svg:y="1.105cm" svg:viewBox="0 0 97 106" draw:points="0,0 97,0 97,106 0,106">
            <text:p/>
          </draw:polygon>
          <draw:polygon draw:style-name="gr2" draw:layer="layout" svg:width="0.096cm" svg:height="0.105cm" svg:x="0.323cm" svg:y="1.105cm" svg:viewBox="0 0 97 106" draw:points="0,0 97,0 97,106 0,106">
            <text:p/>
          </draw:polygon>
          <draw:polygon draw:style-name="gr1" draw:layer="layout" svg:width="0.088cm" svg:height="0.105cm" svg:x="0.454cm" svg:y="1.105cm" svg:viewBox="0 0 89 106" draw:points="0,0 89,0 89,106 0,106">
            <text:p/>
          </draw:polygon>
          <draw:polygon draw:style-name="gr2" draw:layer="layout" svg:width="0.088cm" svg:height="0.105cm" svg:x="0.454cm" svg:y="1.105cm" svg:viewBox="0 0 89 106" draw:points="0,0 89,0 89,106 0,106">
            <text:p/>
          </draw:polygon>
          <draw:polygon draw:style-name="gr1" draw:layer="layout" svg:width="0.096cm" svg:height="0.105cm" svg:x="0.577cm" svg:y="1.105cm" svg:viewBox="0 0 97 106" draw:points="0,0 97,0 97,106 0,106">
            <text:p/>
          </draw:polygon>
          <draw:polygon draw:style-name="gr2" draw:layer="layout" svg:width="0.095cm" svg:height="0.105cm" svg:x="0.577cm" svg:y="1.105cm" svg:viewBox="0 0 96 106" draw:points="0,0 96,0 96,106 0,106">
            <text:p/>
          </draw:polygon>
          <draw:polygon draw:style-name="gr1" draw:layer="layout" svg:width="0.087cm" svg:height="0.105cm" svg:x="0.708cm" svg:y="1.105cm" svg:viewBox="0 0 88 106" draw:points="0,0 88,0 88,106 0,106">
            <text:p/>
          </draw:polygon>
          <draw:polygon draw:style-name="gr2" draw:layer="layout" svg:width="0.087cm" svg:height="0.105cm" svg:x="0.708cm" svg:y="1.105cm" svg:viewBox="0 0 88 106" draw:points="0,0 88,0 88,106 0,106">
            <text:p/>
          </draw:polygon>
          <draw:polygon draw:style-name="gr1" draw:layer="layout" svg:width="0.096cm" svg:height="0.114cm" svg:x="0.323cm" svg:y="1.263cm" svg:viewBox="0 0 97 115" draw:points="0,0 97,0 97,115 0,115">
            <text:p/>
          </draw:polygon>
          <draw:polygon draw:style-name="gr2" draw:layer="layout" svg:width="0.096cm" svg:height="0.114cm" svg:x="0.323cm" svg:y="1.263cm" svg:viewBox="0 0 97 115" draw:points="0,0 97,0 97,115 0,115">
            <text:p/>
          </draw:polygon>
          <draw:polygon draw:style-name="gr1" draw:layer="layout" svg:width="0.088cm" svg:height="0.114cm" svg:x="0.454cm" svg:y="1.263cm" svg:viewBox="0 0 89 115" draw:points="0,0 89,0 89,115 0,115">
            <text:p/>
          </draw:polygon>
          <draw:polygon draw:style-name="gr2" draw:layer="layout" svg:width="0.088cm" svg:height="0.114cm" svg:x="0.454cm" svg:y="1.263cm" svg:viewBox="0 0 89 115" draw:points="0,0 89,0 89,115 0,115">
            <text:p/>
          </draw:polygon>
          <draw:polygon draw:style-name="gr1" draw:layer="layout" svg:width="0.096cm" svg:height="0.114cm" svg:x="0.577cm" svg:y="1.263cm" svg:viewBox="0 0 97 115" draw:points="0,0 97,0 97,115 0,115">
            <text:p/>
          </draw:polygon>
          <draw:polygon draw:style-name="gr2" draw:layer="layout" svg:width="0.095cm" svg:height="0.114cm" svg:x="0.577cm" svg:y="1.263cm" svg:viewBox="0 0 96 115" draw:points="0,0 96,0 96,115 0,115">
            <text:p/>
          </draw:polygon>
          <draw:polygon draw:style-name="gr1" draw:layer="layout" svg:width="0.087cm" svg:height="0.114cm" svg:x="0.708cm" svg:y="1.263cm" svg:viewBox="0 0 88 115" draw:points="0,0 88,0 88,115 0,115">
            <text:p/>
          </draw:polygon>
          <draw:polygon draw:style-name="gr2" draw:layer="layout" svg:width="0.087cm" svg:height="0.114cm" svg:x="0.708cm" svg:y="1.263cm" svg:viewBox="0 0 88 115" draw:points="0,0 88,0 88,115 0,115">
            <text:p/>
          </draw:polygon>
          <draw:polygon draw:style-name="gr1" draw:layer="layout" svg:width="0.096cm" svg:height="0.106cm" svg:x="0.323cm" svg:y="1.43cm" svg:viewBox="0 0 97 107" draw:points="0,0 97,0 97,107 0,107">
            <text:p/>
          </draw:polygon>
          <draw:polygon draw:style-name="gr2" draw:layer="layout" svg:width="0.096cm" svg:height="0.106cm" svg:x="0.323cm" svg:y="1.43cm" svg:viewBox="0 0 97 107" draw:points="0,0 97,0 97,107 0,107">
            <text:p/>
          </draw:polygon>
          <draw:polygon draw:style-name="gr1" draw:layer="layout" svg:width="0.088cm" svg:height="0.106cm" svg:x="0.454cm" svg:y="1.43cm" svg:viewBox="0 0 89 107" draw:points="0,0 89,0 89,107 0,107">
            <text:p/>
          </draw:polygon>
          <draw:polygon draw:style-name="gr2" draw:layer="layout" svg:width="0.088cm" svg:height="0.106cm" svg:x="0.454cm" svg:y="1.43cm" svg:viewBox="0 0 89 107" draw:points="0,0 89,0 89,107 0,107">
            <text:p/>
          </draw:polygon>
          <draw:polygon draw:style-name="gr1" draw:layer="layout" svg:width="0.096cm" svg:height="0.106cm" svg:x="0.577cm" svg:y="1.43cm" svg:viewBox="0 0 97 107" draw:points="0,0 97,0 97,107 0,107">
            <text:p/>
          </draw:polygon>
          <draw:polygon draw:style-name="gr2" draw:layer="layout" svg:width="0.095cm" svg:height="0.106cm" svg:x="0.577cm" svg:y="1.43cm" svg:viewBox="0 0 96 107" draw:points="0,0 96,0 96,107 0,107">
            <text:p/>
          </draw:polygon>
          <draw:polygon draw:style-name="gr1" draw:layer="layout" svg:width="0.087cm" svg:height="0.106cm" svg:x="0.708cm" svg:y="1.43cm" svg:viewBox="0 0 88 107" draw:points="0,0 88,0 88,107 0,107">
            <text:p/>
          </draw:polygon>
          <draw:polygon draw:style-name="gr2" draw:layer="layout" svg:width="0.087cm" svg:height="0.106cm" svg:x="0.708cm" svg:y="1.43cm" svg:viewBox="0 0 88 107" draw:points="0,0 88,0 88,107 0,107">
            <text:p/>
          </draw:polygon>
          <draw:polygon draw:style-name="gr1" draw:layer="layout" svg:width="0.096cm" svg:height="0.114cm" svg:x="0.035cm" svg:y="1.263cm" svg:viewBox="0 0 97 115" draw:points="0,0 97,0 97,115 0,115">
            <text:p/>
          </draw:polygon>
          <draw:polygon draw:style-name="gr2" draw:layer="layout" svg:width="0.096cm" svg:height="0.114cm" svg:x="0.035cm" svg:y="1.263cm" svg:viewBox="0 0 97 115" draw:points="0,0 97,0 97,115 0,115">
            <text:p/>
          </draw:polygon>
          <draw:polygon draw:style-name="gr1" draw:layer="layout" svg:width="0.087cm" svg:height="0.114cm" svg:x="0.166cm" svg:y="1.263cm" svg:viewBox="0 0 88 115" draw:points="0,0 88,0 88,115 0,115">
            <text:p/>
          </draw:polygon>
          <draw:polygon draw:style-name="gr2" draw:layer="layout" svg:width="0.087cm" svg:height="0.114cm" svg:x="0.166cm" svg:y="1.263cm" svg:viewBox="0 0 88 115" draw:points="0,0 88,0 88,115 0,115">
            <text:p/>
          </draw:polygon>
          <draw:polygon draw:style-name="gr1" draw:layer="layout" svg:width="0.096cm" svg:height="0.106cm" svg:x="0.035cm" svg:y="1.43cm" svg:viewBox="0 0 97 107" draw:points="0,0 97,0 97,107 0,107">
            <text:p/>
          </draw:polygon>
          <draw:polygon draw:style-name="gr2" draw:layer="layout" svg:width="0.096cm" svg:height="0.106cm" svg:x="0.035cm" svg:y="1.43cm" svg:viewBox="0 0 97 107" draw:points="0,0 97,0 97,107 0,107">
            <text:p/>
          </draw:polygon>
          <draw:polygon draw:style-name="gr1" draw:layer="layout" svg:width="0.087cm" svg:height="0.106cm" svg:x="0.166cm" svg:y="1.43cm" svg:viewBox="0 0 88 107" draw:points="0,0 88,0 88,107 0,107">
            <text:p/>
          </draw:polygon>
          <draw:polygon draw:style-name="gr2" draw:layer="layout" svg:width="0.087cm" svg:height="0.106cm" svg:x="0.166cm" svg:y="1.43cm" svg:viewBox="0 0 88 107" draw:points="0,0 88,0 88,107 0,107">
            <text:p/>
          </draw:polygon>
          <draw:polygon draw:style-name="gr1" draw:layer="layout" svg:width="0.096cm" svg:height="0.105cm" svg:x="0.035cm" svg:y="1.588cm" svg:viewBox="0 0 97 106" draw:points="0,0 97,0 97,106 0,106">
            <text:p/>
          </draw:polygon>
          <draw:polygon draw:style-name="gr2" draw:layer="layout" svg:width="0.096cm" svg:height="0.105cm" svg:x="0.035cm" svg:y="1.588cm" svg:viewBox="0 0 97 106" draw:points="0,0 97,0 97,106 0,106">
            <text:p/>
          </draw:polygon>
          <draw:polygon draw:style-name="gr1" draw:layer="layout" svg:width="0.087cm" svg:height="0.105cm" svg:x="0.166cm" svg:y="1.588cm" svg:viewBox="0 0 88 106" draw:points="0,0 88,0 88,106 0,106">
            <text:p/>
          </draw:polygon>
          <draw:polygon draw:style-name="gr2" draw:layer="layout" svg:width="0.087cm" svg:height="0.105cm" svg:x="0.166cm" svg:y="1.588cm" svg:viewBox="0 0 88 106" draw:points="0,0 88,0 88,106 0,106">
            <text:p/>
          </draw:polygon>
          <draw:polygon draw:style-name="gr1" draw:layer="layout" svg:width="0.087cm" svg:height="0.105cm" svg:x="0.874cm" svg:y="0.57cm" svg:viewBox="0 0 88 106" draw:points="0,0 88,0 88,106 0,106">
            <text:p/>
          </draw:polygon>
          <draw:polygon draw:style-name="gr2" draw:layer="layout" svg:width="0.087cm" svg:height="0.105cm" svg:x="0.874cm" svg:y="0.57cm" svg:viewBox="0 0 88 106" draw:points="0,0 88,0 88,106 0,106">
            <text:p/>
          </draw:polygon>
          <draw:polygon draw:style-name="gr1" draw:layer="layout" svg:width="0.087cm" svg:height="0.105cm" svg:x="0.996cm" svg:y="0.57cm" svg:viewBox="0 0 88 106" draw:points="0,0 88,0 88,106 0,106">
            <text:p/>
          </draw:polygon>
          <draw:polygon draw:style-name="gr2" draw:layer="layout" svg:width="0.087cm" svg:height="0.105cm" svg:x="0.996cm" svg:y="0.57cm" svg:viewBox="0 0 88 106" draw:points="0,0 88,0 88,106 0,106">
            <text:p/>
          </draw:polygon>
          <draw:polygon draw:style-name="gr1" draw:layer="layout" svg:width="0.087cm" svg:height="0.114cm" svg:x="0.874cm" svg:y="0.728cm" svg:viewBox="0 0 88 115" draw:points="0,0 88,0 88,115 0,115">
            <text:p/>
          </draw:polygon>
          <draw:polygon draw:style-name="gr2" draw:layer="layout" svg:width="0.087cm" svg:height="0.114cm" svg:x="0.874cm" svg:y="0.728cm" svg:viewBox="0 0 88 115" draw:points="0,0 88,0 88,115 0,115">
            <text:p/>
          </draw:polygon>
          <draw:polygon draw:style-name="gr1" draw:layer="layout" svg:width="0.087cm" svg:height="0.114cm" svg:x="0.996cm" svg:y="0.728cm" svg:viewBox="0 0 88 115" draw:points="0,0 88,0 88,115 0,115">
            <text:p/>
          </draw:polygon>
          <draw:polygon draw:style-name="gr2" draw:layer="layout" svg:width="0.087cm" svg:height="0.114cm" svg:x="0.996cm" svg:y="0.728cm" svg:viewBox="0 0 88 115" draw:points="0,0 88,0 88,115 0,115">
            <text:p/>
          </draw:polygon>
          <draw:polygon draw:style-name="gr1" draw:layer="layout" svg:width="0.087cm" svg:height="0.105cm" svg:x="0.874cm" svg:y="0.895cm" svg:viewBox="0 0 88 106" draw:points="0,0 88,0 88,106 0,106">
            <text:p/>
          </draw:polygon>
          <draw:polygon draw:style-name="gr2" draw:layer="layout" svg:width="0.087cm" svg:height="0.105cm" svg:x="0.874cm" svg:y="0.895cm" svg:viewBox="0 0 88 106" draw:points="0,0 88,0 88,106 0,106">
            <text:p/>
          </draw:polygon>
          <draw:polygon draw:style-name="gr1" draw:layer="layout" svg:width="0.087cm" svg:height="0.105cm" svg:x="0.996cm" svg:y="0.895cm" svg:viewBox="0 0 88 106" draw:points="0,0 88,0 88,106 0,106">
            <text:p/>
          </draw:polygon>
          <draw:polygon draw:style-name="gr2" draw:layer="layout" svg:width="0.087cm" svg:height="0.105cm" svg:x="0.996cm" svg:y="0.895cm" svg:viewBox="0 0 88 106" draw:points="0,0 88,0 88,106 0,106">
            <text:p/>
          </draw:polygon>
          <draw:polygon draw:style-name="gr1" draw:layer="layout" svg:width="0.087cm" svg:height="0.105cm" svg:x="0.874cm" svg:y="1.053cm" svg:viewBox="0 0 88 106" draw:points="0,0 88,0 88,106 0,106">
            <text:p/>
          </draw:polygon>
          <draw:polygon draw:style-name="gr2" draw:layer="layout" svg:width="0.087cm" svg:height="0.105cm" svg:x="0.874cm" svg:y="1.053cm" svg:viewBox="0 0 88 106" draw:points="0,0 88,0 88,106 0,106">
            <text:p/>
          </draw:polygon>
          <draw:polygon draw:style-name="gr1" draw:layer="layout" svg:width="0.087cm" svg:height="0.105cm" svg:x="0.996cm" svg:y="1.053cm" svg:viewBox="0 0 88 106" draw:points="0,0 88,0 88,106 0,106">
            <text:p/>
          </draw:polygon>
          <draw:polygon draw:style-name="gr2" draw:layer="layout" svg:width="0.087cm" svg:height="0.105cm" svg:x="0.996cm" svg:y="1.053cm" svg:viewBox="0 0 88 106" draw:points="0,0 88,0 88,106 0,106">
            <text:p/>
          </draw:polygon>
          <draw:polygon draw:style-name="gr1" draw:layer="layout" svg:width="0.087cm" svg:height="0.106cm" svg:x="0.874cm" svg:y="1.21cm" svg:viewBox="0 0 88 107" draw:points="0,0 88,0 88,107 0,107">
            <text:p/>
          </draw:polygon>
          <draw:polygon draw:style-name="gr2" draw:layer="layout" svg:width="0.087cm" svg:height="0.105cm" svg:x="0.874cm" svg:y="1.21cm" svg:viewBox="0 0 88 106" draw:points="0,0 88,0 88,106 0,106">
            <text:p/>
          </draw:polygon>
          <draw:polygon draw:style-name="gr1" draw:layer="layout" svg:width="0.087cm" svg:height="0.106cm" svg:x="0.996cm" svg:y="1.21cm" svg:viewBox="0 0 88 107" draw:points="0,0 88,0 88,107 0,107">
            <text:p/>
          </draw:polygon>
          <draw:polygon draw:style-name="gr2" draw:layer="layout" svg:width="0.087cm" svg:height="0.105cm" svg:x="0.996cm" svg:y="1.21cm" svg:viewBox="0 0 88 106" draw:points="0,0 88,0 88,106 0,106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Generic Building subdued</dc:title>
    <meta:creation-date>2011-02-07T16:42:12</meta:creation-date>
    <meta:editing-duration>P0D</meta:editing-duration>
    <meta:editing-cycles>1</meta:editing-cycles>
    <meta:document-statistic meta:object-count="112"/>
    <meta:generator>OpenOffice.org/3.3$Linux OpenOffice.org_project/330m20$Build-9567</meta:generator>
  </office:meta>
</office:document-meta>
</file>